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FileSystemConfigBuild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SystemConfigBuilder.WebdavFileSystem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davFileSystemConfigBuilder.getUrlCharset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SystemConfigBuilder.get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SystemConfigBuilder.setProxyAuthenticator( FileSystemOptions opts , UserAuthenticator authenti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SystemConfigBuilder.getProxyAuthenticator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SystemConfigBuilder.getProxyPort( FileSystemOptions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davFileSystemConfigBuilder.setProxyPort( FileSystemOptions opts , int prox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SystemConfigBuilder.setUrlCharset( FileSystemOptions opts , String cha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SystemConfigBuilder.getProxyHost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FileSystemConfigBuilder.setProxyHost( FileSystemOptions opts , String proxy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